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15">
            <office:annotation draw:style-name="gr1" draw:text-style-name="P2" svg:width="1.1319in" svg:height="0.698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0.9">
            <text:p>90.00%</text:p>
          </table:table-cell>
          <table:table-cell table:style-name="ce15" office:value-type="string">
            <text:p>Partial schematic complete, needs some annotations still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1-25">
            <text:p>2009-01-25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0.6">
            <text:p>6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Going to use GNU Octave + Python scripts instead</text:p>
          </table:table-cell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3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31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4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12">
            <text:p>12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15">
            <text:p>02/1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 table:visibility="filter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 table:visibility="filter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 table:visibility="filter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/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/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/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4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2" office:value-type="string">
            <text:p>AIL review.</text:p>
          </table:table-cell>
          <table:table-cell table:number-columns-repeated="7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9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5T19:22:56.60</dc:date>
    <meta:editing-duration>PT18H03M33S</meta:editing-duration>
    <meta:editing-cycles>107</meta:editing-cycles>
    <meta:printed-by>Joseph Lenox</meta:printed-by>
    <meta:print-date>2008-11-05T17:55:14.48</meta:print-date>
    <dc:creator>Joseph Lenox</dc:creator>
    <meta:document-statistic meta:table-count="3" meta:cell-count="1095" meta:object-count="0"/>
    <meta:user-defined meta:name="Info 1"/>
    <meta:user-defined meta:name="Info 2"/>
    <meta:user-defined meta:name="Info 3"/>
    <meta:user-defined meta:name="Info 4"/>
  </office:meta>
</office:document-meta>
</file>